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ttps://github.com/Natan-Gabriel/FLCD</text:p>
      <text:p text:style-name="P2"/>
      <text:p text:style-name="P3">Class HashTable:</text:p>
      <text:p text:style-name="Normal"><text:span text:style-name="T4">__init__(self,length):</text:span><text:s/>receives an integer-length and creates a bidimensional array of that length(outer array has that lenght)</text:p>
      <text:p text:style-name="Normal">Returns the created array self.__elems</text:p>
      <text:p text:style-name="Normal"/>
      <text:p text:style-name="Normal"><text:span text:style-name="T5">getHashValue</text:span><text:s/><text:span text:style-name="T6">(self,elem)</text:span><text:span text:style-name="T7">:<text:s/></text:span>receives an element and<text:s/></text:p>
      <text:p text:style-name="Normal">returns the computed hash value for that element(sum up the <text:s/>ascii code for each character and apply %128 on that sum)</text:p>
      <text:p text:style-name="Normal"/>
      <text:p text:style-name="Normal"><text:span text:style-name="T8">search</text:span><text:s/><text:span text:style-name="T9">(self,elem)</text:span><text:span text:style-name="T10">:<text:s/></text:span>receives an element and</text:p>
      <text:p text:style-name="Normal">returns True if that element is in the hash table and False,otherwise</text:p>
      <text:p text:style-name="Normal"/>
      <text:p text:style-name="Normal"><text:span text:style-name="T11">add(self,elem):</text:span><text:span text:style-name="T12"><text:s/></text:span>receives an element and</text:p>
      <text:p text:style-name="Normal">returns the position of that element.We have more cases:</text:p>
      <text:list text:style-name="LFO1" text:continue-numbering="true">
        <text:list-item>
          <text:p text:style-name="P13">len(currentList)==0<text:s/>=&gt; then we will add the element on the first position in the array from<text:s/>the computed<text:s/>hash value</text:p>
        </text:list-item>
        <text:list-item>
          <text:p text:style-name="P14">self.search(elem)==False<text:s/>=&gt; then we will add the element on the first free position in the array from<text:s/>the<text:s/>computed<text:s/>hash value</text:p>
        </text:list-item>
        <text:list-item>
          <text:p text:style-name="P15">else =&gt; we will just return the position of that element</text:p>
        </text:list-item>
      </text:list>
      <text:p text:style-name="Normal"/>
      <text:p text:style-name="Normal"/>
      <text:p text:style-name="P16">Class SymbolTable:</text:p>
      <text:p text:style-name="Normal"><text:span text:style-name="T17">__init__(self):</text:span><text:span text:style-name="T18"><text:s/></text:span><text:s/>creates<text:s/>an<text:s/>hash table with 128 elements</text:p>
      <text:p text:style-name="Normal"/>
      <text:p text:style-name="Normal"><text:span text:style-name="T19">pos(self,token):</text:span><text:span text:style-name="T20"><text:s/></text:span><text:s/>searches token in symbol table ST; if found then return position; if not found insert in ST<text:s/>and return position</text:p>
      <text:p text:style-name="P21"/>
      <text:p text:style-name="P22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0-19T16:10:00Z</meta:creation-date>
    <dc:date>2020-10-19T16:44:00Z</dc:date>
    <meta:template xlink:href="Normal" xlink:type="simple"/>
    <meta:editing-cycles>9</meta:editing-cycles>
    <meta:editing-duration>PT2040S</meta:editing-duration>
    <meta:document-statistic meta:page-count="2" meta:paragraph-count="2" meta:word-count="167" meta:character-count="1120" meta:row-count="7" meta:non-whitespace-character-count="955"/>
  </office:meta>
</office:document-meta>
</file>